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ter4</text:p>
      <text:p text:style-name="P1">Każdy chyba zna powiedzenie, że najlepiej jest uczyć się na cudzych błędach. Ale chyba także spora ilość czytelników stwierdzi, że nauka jest najskuteczniejsza, jeżeli sami te błędy popełnimy. Tak też robi Starlight, kiedy próbuje nagiąć rzeczywistość podczas studiowania tajników przyjaźni. Dokładnie tak jak Twilight w „Lesson Zero” wierzy, że magia będzie dobra na wszystko. Może sam przebieg wypadków był inny, ale ostateczny efekt się nie zmienił – niezły bałagan i zawód mentorki. Odcinek jest bardzo przyjemny, poza wspomnianym powtórzeniem błędu mamy też trudny etap przepraszania i naprawy tegoż. Jest to zdecydowanie wartość dodatnia względem oryginału z początku 2 sezonu. No i oczywiście kac u Rarity – to była piękna scena.</text:p>
      <text:p text:style-name="P1"/>
      <text:p text:style-name="P1">Dolar84</text:p>
      <text:p text:style-name="P1">No proszę – gdyby nie fakt, iż ten odcinek był tak odległy od “Lesson Zero”, to wielkim głosem krzyczałbym, iż Hasbro jest winne powtórzenia. Niewielkiego, bo różnice były, ale jednak. A tak na poważnie, to odcinek mi się podobał. Zamieszanie jakie wywołało użycie kilku niewinnych czarów okazało się wysoce zabawne – Fluttershy pokryta pająkami na przykład. Naturalnie łatwo było przewidzieć jak rzecz się skończy, ale nie umniejszało to przyjemności z oglądania. No i były dodatkowe smaczki – choćby wspomniany w poprzedniej recenzji kac Rarity, czy tarcza przypominająca tę Kapitana Ameryki wyczarowana na początku przez Starl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4" meta:word-count="202" meta:character-count="1384" meta:non-whitespace-character-count="1181"/>
    <meta:generator>LibreOfficeDev/5.1.0.3$Linux_X86_64 LibreOffice_project/</meta:generator>
  </office:meta>
</office:document-meta>
</file>